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ComponentsPortlet.init( PortletConfig portle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mponentsPortlet.renderView( RenderRequest renderRequest , RenderResponse render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BIComponentsPortlet.renderListRequest( RenderRequest request , Render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BIComponentsPortlet.renderCompRequest( RenderRequest request , Render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setState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mponentsPortlet.getAttribute( ObjectName name , String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Info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mponentsPortlet.doProcessAction( ActionRequest actionRequest , ActionResponse action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